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000000030080BF8BC1.png"/>
  <manifest:file-entry manifest:media-type="image/png" manifest:full-path="Pictures/100002010000040000000300438611B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image-width="0cm" draw:fill-image-height="0cm" fo:min-height="2.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cc0000" fo:font-size="18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color="#000000" fo:font-family="Calibri" style:font-family-generic="swiss" fo:font-size="26pt" style:font-size-asian="26pt" style:font-size-complex="26pt"/>
    </style:style>
    <style:style style:name="P4" style:family="paragraph">
      <style:text-properties fo:font-size="20pt"/>
    </style:style>
    <style:style style:name="T1" style:family="text">
      <style:text-properties fo:color="#cc0000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" style:family="text">
      <style:text-properties fo:font-family="Calibri" style:font-family-generic="swis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L3 MIASHS</presentation:footer-decl>
      <draw:page draw:name="page1" draw:style-name="dp1" draw:master-page-name="Standard" presentation:use-footer-name="ftr1">
        <office:forms form:automatic-focus="false" form:apply-design-mode="false"/>
        <draw:frame draw:style-name="gr1" draw:text-style-name="P2" draw:layer="layout" svg:width="12.4cm" svg:height="2.4cm" svg:x="9.2cm" svg:y="0.4cm">
          <draw:text-box>
            <text:p text:style-name="P1"><text:span text:style-name="T1">Les Données</text:span></text:p>
          </draw:text-box>
        </draw:frame>
        <draw:frame draw:style-name="gr2" draw:text-style-name="P3" draw:layer="layout" svg:width="22.6cm" svg:height="7.426cm" svg:x="4.2cm" svg:y="5cm">
          <draw:text-box>
            <text:p text:style-name="P3"><text:span text:style-name="T2">-Contenu des données</text:span></text:p>
            <text:p text:style-name="P3"><text:span text:style-name="T2">Informations sur les activités (adresse,...)</text:span></text:p>
            <text:p text:style-name="P3"><text:span text:style-name="T2">Correspondance avec les critères</text:span></text:p>
            <text:p text:style-name="P3"><text:span text:style-name="T2">-Sources</text:span></text:p>
            <text:p text:style-name="P3"><text:span text:style-name="T2">OpenData</text:span></text:p>
            <text:p text:style-name="P3"><text:span text:style-name="T2">Prise de contact avec MamaSound et Office du tourism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_31_" draw:display-name="1" xlink:href="Pictures/100002010000040000000300438611B8.png" xlink:type="simple" xlink:show="embed" xlink:actuate="onLoad"/>
    <draw:fill-image draw:name="_32_" draw:display-name="2" xlink:href="Pictures/10000201000004000000030080BF8BC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_31_" draw:fill-image-width="100%" draw:fill-image-height="100%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_31_" draw:fill-image-width="100%" draw:fill-image-height="100%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2-12T01:41:48.67</meta:creation-date>
    <meta:editing-duration>PT1H47M39S</meta:editing-duration>
    <meta:editing-cycles>10</meta:editing-cycles>
    <dc:date>2017-12-13T21:51:30</dc:date>
    <meta:generator>OpenOffice/4.1.3$Unix OpenOffice.org_project/413m1$Build-9783</meta:generator>
    <dc:creator>Laëtitia Viau</dc:creator>
    <meta:document-statistic meta:object-count="25"/>
  </office:meta>
</office:document-meta>
</file>